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7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18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19" style:family="table-row">
      <style:table-row-properties style:min-row-height="0.621cm" fo:keep-together="auto"/>
    </style:style>
    <style:style style:name="Tabla1.A20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0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1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1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2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2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List_20_Paragraph" style:list-style-name="WWNum5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06a06e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6a06e" officeooo:paragraph-rsid="0006a06e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6a06e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06a06e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06a06e" officeooo:paragraph-rsid="0006a06e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paragraph-rsid="0006a06e" style:letter-kerning="false" style:font-name-asian="Times New Roman" style:language-asian="es" style:country-asian="E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06a06e" style:letter-kerning="false" style:font-name-asian="Times New Roman" style:language-asian="es" style:country-asian="ES" style:font-name-complex="Times New Roman" style:language-complex="ar" style:country-complex="SA"/>
    </style:style>
    <style:style style:name="P18" style:family="paragraph" style:parent-style-name="Standard">
      <style:text-properties officeooo:paragraph-rsid="0006a06e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fo:font-style="italic" style:font-size-asian="8pt" style:font-style-asian="italic" style:font-size-complex="8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Caso de uso: </text:p>
            <text:p text:style-name="P10">Listado Stock de Materiales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5">Actor: </text:p>
            <text:p text:style-name="P10">Usuario inter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Objetivos / propósito: </text:p>
            <text:p text:style-name="P11">Visualizar el stock de los materiales para fabricar los productos.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umen: </text:p>
            <text:p text:style-name="P11">El usuario podrá ingresar a la pantalla Listado de stock. En la misma visualizara 1 tabla por categoría de materiales. Podrá aplicar filtros para una mejor búsqueda de materiales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quisitos: </text:p>
            <text:p text:style-name="P8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6">Precondiciones: </text:p>
            <text:p text:style-name="P9"><text:s/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Interfaces: </text:p>
            <text:p text:style-name="P13">Listado de Stock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7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14">Eventos (del Actor o Usuario)</text:p>
          </table:table-cell>
          <table:table-cell table:style-name="Tabla1.B10" office:value-type="string">
            <text:p text:style-name="P14">Respuesta del Sistema</text:p>
          </table:table-cell>
        </table:table-row>
        <table:table-row table:style-name="Tabla1.11">
          <table:table-cell table:style-name="Tabla1.A11" office:value-type="string">
            <text:list xml:id="list1319474746" text:style-name="WWNum2">
              <text:list-item>
                <text:p text:style-name="P4">El actor inicia el caso de uso</text:p>
              </text:list-item>
            </text:list>
          </table:table-cell>
          <table:table-cell table:style-name="Tabla1.B11" office:value-type="string">
            <text:p text:style-name="P9">1.1. </text:p>
          </table:table-cell>
        </table:table-row>
        <table:table-row table:style-name="Tabla1.11">
          <table:table-cell table:style-name="Tabla1.A12" office:value-type="string">
            <text:list xml:id="list130808127326890" text:continue-numbering="true" text:style-name="WWNum2">
              <text:list-item>
                <text:p text:style-name="P4">El actor deberá seleccionar del menú lateral la opción “Listado de Stock”</text:p>
              </text:list-item>
            </text:list>
          </table:table-cell>
          <table:table-cell table:style-name="Tabla1.B12" office:value-type="string">
            <text:p text:style-name="P9"/>
          </table:table-cell>
        </table:table-row>
        <table:table-row table:style-name="Tabla1.11">
          <table:table-cell table:style-name="Tabla1.A13" office:value-type="string">
            <text:list xml:id="list130809317198173" text:continue-numbering="true" text:style-name="WWNum2">
              <text:list-item>
                <text:p text:style-name="P4">Al ingresar a la sección de listado de Stock. Visualizara en una tabla las propiedades de todos los Materiales</text:p>
              </text:list-item>
            </text:list>
            <text:p text:style-name="P3"/>
          </table:table-cell>
          <table:table-cell table:style-name="Tabla1.B13" office:value-type="string">
            <text:p text:style-name="P9">3.1. </text:p>
          </table:table-cell>
        </table:table-row>
        <table:table-row table:style-name="Tabla1.11">
          <table:table-cell table:style-name="Tabla1.A14" office:value-type="string">
            <text:list xml:id="list130808290816680" text:continue-numbering="true" text:style-name="WWNum2">
              <text:list-item>
                <text:p text:style-name="P4">El actor podrá filtrar seleccionando desde un dropdownlist, una categoría en especifico.</text:p>
              </text:list-item>
            </text:list>
          </table:table-cell>
          <table:table-cell table:style-name="Tabla1.B14" office:value-type="string">
            <text:p text:style-name="P9">4.1. </text:p>
          </table:table-cell>
        </table:table-row>
        <table:table-row table:style-name="Tabla1.11">
          <table:table-cell table:style-name="Tabla1.A15" office:value-type="string">
            <text:p text:style-name="P3"/>
          </table:table-cell>
          <table:table-cell table:style-name="Tabla1.B15" office:value-type="string">
            <text:p text:style-name="P16"><text:span text:style-name="T1">4.2. </text:span><text:span text:style-name="T2"><text:s/></text:span><text:bookmark text:name="_GoBack"/></text:p>
          </table:table-cell>
        </table:table-row>
        <table:table-row table:style-name="Tabla1.11">
          <table:table-cell table:style-name="Tabla1.A16" office:value-type="string">
            <text:list xml:id="list130809842085046" text:continue-numbering="true" text:style-name="WWNum2">
              <text:list-item>
                <text:p text:style-name="P4">Fin caso de uso</text:p>
              </text:list-item>
            </text:list>
          </table:table-cell>
          <table:table-cell table:style-name="Tabla1.B16" office:value-type="string">
            <text:p text:style-name="P9">5.1. <text:s/></text:p>
          </table:table-cell>
        </table:table-row>
        <table:table-row table:style-name="Tabla1.8">
          <table:table-cell table:style-name="Tabla1.A17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18" table:number-columns-spanned="2" office:value-type="string">
            <text:p text:style-name="P7">Excepciones</text:p>
          </table:table-cell>
          <table:covered-table-cell/>
        </table:table-row>
        <table:table-row table:style-name="Tabla1.19">
          <table:table-cell table:style-name="Tabla1.A18" office:value-type="string">
            <text:p text:style-name="P14">Eventos (del Actor o Usuario)</text:p>
          </table:table-cell>
          <table:table-cell table:style-name="Tabla1.A18" office:value-type="string">
            <text:p text:style-name="P14">Respuesta del Sistema</text:p>
          </table:table-cell>
        </table:table-row>
        <table:table-row table:style-name="Tabla1.11">
          <table:table-cell table:style-name="Tabla1.A20" office:value-type="string">
            <text:p text:style-name="P3">5. <text:s/></text:p>
            <text:p text:style-name="P6"/>
          </table:table-cell>
          <table:table-cell table:style-name="Tabla1.B20" office:value-type="string">
            <text:p text:style-name="P9">5.1. </text:p>
          </table:table-cell>
        </table:table-row>
        <table:table-row table:style-name="Tabla1.11">
          <table:table-cell table:style-name="Tabla1.A21" office:value-type="string">
            <text:p text:style-name="P3"/>
          </table:table-cell>
          <table:table-cell table:style-name="Tabla1.B21" office:value-type="string">
            <text:p text:style-name="P9">5.2. </text:p>
          </table:table-cell>
        </table:table-row>
        <table:table-row table:style-name="Tabla1.11">
          <table:table-cell table:style-name="Tabla1.A22" office:value-type="string">
            <text:list xml:id="list1828387426" text:style-name="WWNum5">
              <text:list-item>
                <text:p text:style-name="P2"/>
              </text:list-item>
            </text:list>
          </table:table-cell>
          <table:table-cell table:style-name="Tabla1.B22" office:value-type="string">
            <text:p text:style-name="P9"/>
          </table:table-cell>
        </table:table-row>
        <text:soft-page-break/>
        <table:table-row table:style-name="Tabla1.8">
          <table:table-cell table:style-name="Tabla1.A8" table:number-columns-spanned="2" office:value-type="string">
            <text:p text:style-name="P5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5">Nota sobre el escenario:</text:p>
            <text:p text:style-name="P11">Ninguno</text:p>
            <text:p text:style-name="P12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7"><text:span text:style-name="T3">Pos condiciones:</text:span><text:span text:style-name="T4"> </text:span></text:p>
            <text:p text:style-name="P10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Casos de Uso utilizados: </text:p>
            <text:p text:style-name="P15">Iniciar Session, <text:span text:style-name="T5">Listado Stock de Materiales</text:span>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Interfaces requeridas: </text:p>
            <text:p text:style-name="P13">Listado de Stock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tricciones de tiempo: </text:p>
            <text:p text:style-name="P8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Autor Última Modificación: </text:p>
            <text:p text:style-name="P10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Fecha Última Modificación: </text:p>
            <text:p text:style-name="P10">21/1/2023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3:01:23.752000000</meta:creation-date>
    <dc:date>2023-01-24T13:08:07.687000000</dc:date>
    <meta:editing-duration>PT6M44S</meta:editing-duration>
    <meta:editing-cycles>1</meta:editing-cycles>
    <meta:document-statistic meta:table-count="1" meta:image-count="0" meta:object-count="0" meta:page-count="2" meta:paragraph-count="46" meta:word-count="182" meta:character-count="1167" meta:non-whitespace-character-count="1010"/>
    <meta:generator>LibreOffice/7.3.5.2$Windows_X86_64 LibreOffice_project/184fe81b8c8c30d8b5082578aee2fed2ea847c01</meta:generator>
  </office:meta>
</office:document-meta>
</file>